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858930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858930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888277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888277" style:font-size-asian="11pt" style:font-size-complex="11pt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7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858930"/>
    </style:style>
    <style:style style:name="P48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9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5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590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88942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b06d3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53b2a" officeooo:paragraph-rsid="00853b2a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8942f" officeooo:paragraph-rsid="0088942f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06d3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b9cb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size-asian="11pt" style:font-style-asian="italic" style:font-size-complex="11pt" style:font-style-complex="italic"/>
    </style:style>
    <style:style style:name="P1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size-asian="11pt" style:font-style-asian="italic" style:font-size-complex="11pt" style:font-style-complex="italic" loext:padding="0in" loext:border="none"/>
    </style:style>
    <style:style style:name="P1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8" style:family="paragraph" style:parent-style-name="Heading_20_4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9" style:family="paragraph" style:parent-style-name="Text_20_body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5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9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268ab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0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467be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1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407f4" officeooo:paragraph-rsid="009407f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103c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5" style:family="paragraph" style:parent-style-name="Standard">
      <style:paragraph-properties fo:margin-left="0in" fo:margin-right="0in" fo:margin-top="0in" fo:margin-bottom="0.0402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b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de40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08d69e9" officeooo:paragraph-rsid="008b06d3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45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91c02f"/>
    </style:style>
    <style:style style:name="P146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1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858930" style:font-size-asian="11pt" style:font-size-complex="11pt"/>
    </style:style>
    <style:style style:name="T10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426647"/>
    </style:style>
    <style:style style:name="T14" style:family="text">
      <style:text-properties officeooo:rsid="0033c1fa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2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3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4" style:family="text">
      <style:text-properties officeooo:rsid="003792ec"/>
    </style:style>
    <style:style style:name="T25" style:family="text">
      <style:text-properties officeooo:rsid="00390b5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0bd8b"/>
    </style:style>
    <style:style style:name="T28" style:family="text">
      <style:text-properties officeooo:rsid="00426647"/>
    </style:style>
    <style:style style:name="T29" style:family="text">
      <style:text-properties officeooo:rsid="0043bda4"/>
    </style:style>
    <style:style style:name="T30" style:family="text">
      <style:text-properties officeooo:rsid="004424ae"/>
    </style:style>
    <style:style style:name="T31" style:family="text">
      <style:text-properties officeooo:rsid="0049a907"/>
    </style:style>
    <style:style style:name="T32" style:family="text">
      <style:text-properties officeooo:rsid="004a7909"/>
    </style:style>
    <style:style style:name="T33" style:family="text">
      <style:text-properties officeooo:rsid="0050d097"/>
    </style:style>
    <style:style style:name="T34" style:family="text">
      <style:text-properties style:font-style-asian="italic" style:font-style-complex="italic"/>
    </style:style>
    <style:style style:name="T35" style:family="text">
      <style:text-properties officeooo:rsid="0054decc"/>
    </style:style>
    <style:style style:name="T36" style:family="text">
      <style:text-properties officeooo:rsid="0055590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9afac6" style:font-weight-asian="bold" style:font-weight-complex="bold"/>
    </style:style>
    <style:style style:name="T39" style:family="text">
      <style:text-properties officeooo:rsid="0056e93b"/>
    </style:style>
    <style:style style:name="T40" style:family="text">
      <style:text-properties officeooo:rsid="0052ae73"/>
    </style:style>
    <style:style style:name="T41" style:family="text">
      <style:text-properties officeooo:rsid="005aaa8b"/>
    </style:style>
    <style:style style:name="T42" style:family="text">
      <style:text-properties officeooo:rsid="005bbd77"/>
    </style:style>
    <style:style style:name="T43" style:family="text">
      <style:text-properties officeooo:rsid="005c3835"/>
    </style:style>
    <style:style style:name="T44" style:family="text">
      <style:text-properties officeooo:rsid="005d922a"/>
    </style:style>
    <style:style style:name="T45" style:family="text">
      <style:text-properties officeooo:rsid="005f0596"/>
    </style:style>
    <style:style style:name="T46" style:family="text">
      <style:text-properties fo:font-size="10pt" officeooo:rsid="005f0596" style:font-size-asian="10pt" style:font-size-complex="10pt"/>
    </style:style>
    <style:style style:name="T47" style:family="text">
      <style:text-properties officeooo:rsid="0062fbfe"/>
    </style:style>
    <style:style style:name="T48" style:family="text">
      <style:text-properties officeooo:rsid="00661046"/>
    </style:style>
    <style:style style:name="T49" style:family="text">
      <style:text-properties officeooo:rsid="006db159"/>
    </style:style>
    <style:style style:name="T50" style:family="text">
      <style:text-properties officeooo:rsid="00711b00"/>
    </style:style>
    <style:style style:name="T51" style:family="text">
      <style:text-properties officeooo:rsid="007734ef"/>
    </style:style>
    <style:style style:name="T52" style:family="text">
      <style:text-properties officeooo:rsid="007a9a25"/>
    </style:style>
    <style:style style:name="T53" style:family="text">
      <style:text-properties officeooo:rsid="007c3acc"/>
    </style:style>
    <style:style style:name="T54" style:family="text">
      <style:text-properties officeooo:rsid="007e5f42"/>
    </style:style>
    <style:style style:name="T55" style:family="text">
      <style:text-properties officeooo:rsid="00837986"/>
    </style:style>
    <style:style style:name="T56" style:family="text">
      <style:text-properties officeooo:rsid="00853e91"/>
    </style:style>
    <style:style style:name="T57" style:family="text">
      <style:text-properties officeooo:rsid="00858930"/>
    </style:style>
    <style:style style:name="T58" style:family="text">
      <style:text-properties officeooo:rsid="00874502"/>
    </style:style>
    <style:style style:name="T59" style:family="text">
      <style:text-properties officeooo:rsid="00888277"/>
    </style:style>
    <style:style style:name="T60" style:family="text">
      <style:text-properties officeooo:rsid="0088942f"/>
    </style:style>
    <style:style style:name="T61" style:family="text">
      <style:text-properties officeooo:rsid="0088c9e9"/>
    </style:style>
    <style:style style:name="T62" style:family="text">
      <style:text-properties officeooo:rsid="0088e0dd"/>
    </style:style>
    <style:style style:name="T63" style:family="text">
      <style:text-properties officeooo:rsid="008b06d3"/>
    </style:style>
    <style:style style:name="T64" style:family="text">
      <style:text-properties officeooo:rsid="008bb9cb"/>
    </style:style>
    <style:style style:name="T65" style:family="text">
      <style:text-properties officeooo:rsid="0090103c"/>
    </style:style>
    <style:style style:name="T66" style:family="text">
      <style:text-properties officeooo:rsid="00905c06"/>
    </style:style>
    <style:style style:name="T67" style:family="text">
      <style:text-properties officeooo:rsid="008d69e9"/>
    </style:style>
    <style:style style:name="T68" style:family="text">
      <style:text-properties officeooo:rsid="003e78eb"/>
    </style:style>
    <style:style style:name="T69" style:family="text">
      <style:text-properties officeooo:rsid="00919b7d"/>
    </style:style>
    <style:style style:name="T70" style:family="text">
      <style:text-properties officeooo:rsid="0091c02f"/>
    </style:style>
    <style:style style:name="T71" style:family="text">
      <style:text-properties officeooo:rsid="009407f4"/>
    </style:style>
    <style:style style:name="T72" style:family="text">
      <style:text-properties officeooo:rsid="0095bc06"/>
    </style:style>
    <style:style style:name="T73" style:family="text">
      <style:text-properties officeooo:rsid="0095de40"/>
    </style:style>
    <style:style style:name="T74" style:family="text">
      <style:text-properties officeooo:rsid="0097d77e"/>
    </style:style>
    <style:style style:name="T75" style:family="text">
      <style:text-properties officeooo:rsid="009885b4"/>
    </style:style>
    <style:style style:name="T76" style:family="text">
      <style:text-properties officeooo:rsid="009afac6"/>
    </style:style>
    <style:style style:name="T77" style:family="text">
      <style:text-properties officeooo:rsid="009b795e"/>
    </style:style>
    <style:style style:name="T78" style:family="text">
      <style:text-properties officeooo:rsid="009ba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7">C</text:span><text:span text:style-name="T26">hapter 2</text:span></text:p>
      <text:p text:style-name="P3"/>
      <text:p text:style-name="P1"><text:span text:style-name="T27">Greet and introduce <text:s/>- <text:s/>B</text:span><text:span text:style-name="T26">egrüßen und </text:span><text:span text:style-name="T27">v</text:span><text:span text:style-name="T26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>Gute Nacht!<text:tab/><text:tab/><text:tab/>Good night!</text:p>
      <text:p text:style-name="P5"/>
      <text:p text:style-name="P5">Auf Wiedersehen!<text:tab/><text:tab/>Good bye!<text:tab/><text:span text:style-name="T28">[ awf <text:s/>fvida-zen ]</text:span><text:tab/><text:tab/></text:p>
      <text:p text:style-name="P5">Tsch<text:span text:style-name="T1">üss!<text:tab/><text:tab/><text:tab/>Bye!<text:tab/><text:tab/></text:span><text:span text:style-name="T13">[ cus ]</text:span></text:p>
      <text:p text:style-name="P5"/>
      <text:p text:style-name="P5">Der Tag</text:p>
      <text:p text:style-name="P5">Der Morgen</text:p>
      <text:p text:style-name="P5">Der Abend</text:p>
      <text:p text:style-name="P5">Die Nacht</text:p>
      <text:p text:style-name="P5"/>
      <text:p text:style-name="P5">übung<text:tab/><text:tab/><text:span text:style-name="T14">[q-bon]<text:tab/><text:tab/>Exercise</text:span></text:p>
      <text:p text:style-name="P6">lösung<text:tab/><text:tab/>[Lu-son]<text:tab/>Solution</text:p>
      <text:p text:style-name="P6"/>
      <text:p text:style-name="P6">_________________________________________________________________________________________________</text:p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6">ħaj</text:span><text:span text:style-name="T3">st]</text:span></text:p>
      <text:p text:style-name="P8"/>
      <text:p text:style-name="P8"/>
      <text:p text:style-name="P41"><text:span text:style-name="T2">Hallo, ich heiße Sandra.<text:tab/>Hello, I am called Sandra<text:tab/><text:tab/><text:tab/> heiße<text:tab/><text:tab/>[</text:span><text:span text:style-name="T15">ħajse</text:span><text:span text:style-name="T2">]</text:span></text:p>
      <text:p text:style-name="P8"/>
      <text:p text:style-name="P8">Und wie heißt du?</text:p>
      <text:p text:style-name="P8"/>
      <text:p text:style-name="P41"><text:span text:style-name="T2"><text:tab/><text:tab/><text:tab/><text:tab/><text:tab/><text:tab/><text:tab/><text:tab/><text:tab/><text:tab/>heißen<text:tab/><text:tab/>[</text:span><text:span text:style-name="T15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41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42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43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43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<text:span text:style-name="T56">Who are you?<text:tab/> <text:s text:c="10"/>sind = are</text:span><text:tab/><text:tab/>[ ver zind zi? ]</text:p>
      <text:p text:style-name="P14"/>
      <text:p text:style-name="P14">Ich bin Her<text:span text:style-name="T56">r</text:span> <text:span text:style-name="T56">M</text:span>eier<text:tab/><text:tab/>I am <text:span text:style-name="T25">M</text:span>r. Meier<text:tab/><text:tab/><text:tab/><text:tab/>[ iihx bin her Maya ]</text:p>
      <text:p text:style-name="P14"/>
      <text:p text:style-name="P15">Ich bin Frau Wei<text:span text:style-name="T14">ß<text:tab/><text:tab/></text:span>I am Ms. <text:s/>Wei<text:span text:style-name="T14">ß<text:tab/><text:tab/><text:tab/><text:tab/></text:span>[ <text:span text:style-name="T24">ii</text:span><text:span text:style-name="T48">ħ</text:span><text:span text:style-name="T24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<text:span text:style-name="T74">bist </text:span>du?<text:tab/><text:tab/><text:tab/>Who <text:span text:style-name="T74">are you</text:span>?</text:p>
      <text:p text:style-name="P15"/>
      <text:p text:style-name="P15">Das ist Frau Honecke<text:tab/><text:tab/>That’s Ms. Honecke.<text:tab/><text:tab/><text:tab/>[ Honeka ]</text:p>
      <text:p text:style-name="P15"/>
      <text:p text:style-name="P44"><text:span text:style-name="T5">Das ist Herr S</text:span><text:span text:style-name="T23">ä</text:span><text:span text:style-name="T5">nger<text:tab/><text:tab/>That’s Mr. S</text:span><text:span text:style-name="T23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<text:span text:style-name="T74">this</text:span>?</text:p>
      <text:p text:style-name="P15"/>
      <text:p text:style-name="P45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>wei<text:span text:style-name="T14">ß </text:span><text:span text:style-name="T57">= know<text:tab/>nicht=not</text:span></text:p>
      <text:p text:style-name="P17"/>
      <text:p text:style-name="P46"><text:span text:style-name="T2">Wie hei</text:span><text:span text:style-name="T3">ß</text:span><text:span text:style-name="T2">t du?<text:tab/><text:tab/><text:tab/>What are you called?</text:span></text:p>
      <text:p text:style-name="P46"><text:soft-page-break/><text:span text:style-name="T2">Ich hei</text:span><text:span text:style-name="T3">ß</text:span><text:span text:style-name="T2">e Nicolas.<text:tab/><text:tab/>I am called Nicolas.</text:span></text:p>
      <text:p text:style-name="P18"/>
      <text:p text:style-name="P18"/>
      <text:p text:style-name="P47"><text:span text:style-name="T2">Wir </text:span><text:span text:style-name="T7">hei</text:span><text:span text:style-name="T3">ß</text:span><text:span text:style-name="T7">en Sie?<text:tab/><text:tab/><text:tab/>What's your name? (formal)<text:tab/><text:tab/></text:span><text:span text:style-name="T9">{ how are you called }</text:span></text:p>
      <text:p text:style-name="P19"/>
      <text:p text:style-name="P48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9"/>
      <text:p text:style-name="P19"/>
      <text:p text:style-name="P19">Wie ist dein Name?<text:tab/><text:tab/>What is your name?</text:p>
      <text:p text:style-name="P19"/>
      <text:p text:style-name="P19">Mein Name ist Nicolas.<text:tab/><text:tab/>My name is Nicolas.</text:p>
      <text:p text:style-name="P19"/>
      <text:p text:style-name="P19">Wie bist du?<text:tab/><text:tab/><text:tab/><text:span text:style-name="T57">How are you?</text:span></text:p>
      <text:p text:style-name="P21"><text:span text:style-name="T57">Wer bist du?</text:span><text:tab/><text:tab/><text:tab/>Who are you?</text:p>
      <text:p text:style-name="P19"/>
      <text:p text:style-name="P19">Ich bin Emma.<text:tab/><text:tab/><text:tab/>I am Emma.</text:p>
      <text:p text:style-name="P19"/>
      <text:p text:style-name="P19"/>
      <text:p text:style-name="P49"><text:span text:style-name="T2">Wer sind Sie?<text:tab/><text:tab/><text:tab/></text:span><text:span text:style-name="T7">Who are you? </text:span><text:span text:style-name="T2">( formal )</text:span></text:p>
      <text:p text:style-name="P22"/>
      <text:p text:style-name="P20">Ich bin Emma.</text:p>
      <text:p text:style-name="P20"/>
      <text:p text:style-name="P20"/>
      <text:p text:style-name="P22">Wer ist das?<text:tab/><text:tab/> <text:tab/>Who is this?</text:p>
      <text:p text:style-name="P22"/>
      <text:p text:style-name="P22">Das ist Frau Müller<text:tab/><text:tab/>[ Mulla ]</text:p>
      <text:p text:style-name="P22"/>
      <text:p text:style-name="P22"/>
      <text:p text:style-name="P22">Wer ist das?<text:tab/><text:tab/><text:tab/>Who is this?</text:p>
      <text:p text:style-name="P22"/>
      <text:p text:style-name="P49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2">der Mann</text:p>
      <text:p text:style-name="P49"><text:span text:style-name="T2">die Frau</text:span><text:span text:style-name="T3"><text:tab/><text:tab/><text:tab/></text:span></text:p>
      <text:p text:style-name="P19"/>
      <text:p text:style-name="P19"/>
      <text:p text:style-name="P11">_________________________________________________________________________________________________</text:p>
      <text:p text:style-name="P11"/>
      <text:p text:style-name="P11"/>
      <text:p text:style-name="P23">Wie gehts?<text:tab/><text:tab/>How are you?<text:tab/><text:tab/><text:span text:style-name="T57">{ </text:span>How’s it going?<text:span text:style-name="T57">}</text:span></text:p>
      <text:p text:style-name="P23"/>
      <text:p text:style-name="P23">Gut.<text:tab/><text:tab/><text:tab/>Good.</text:p>
      <text:p text:style-name="P23">Sehr gut.<text:tab/><text:tab/>Very good.</text:p>
      <text:p text:style-name="P23"/>
      <text:p text:style-name="P23">Prima.<text:tab/><text:tab/><text:tab/><text:span text:style-name="T57">Fine / </text:span>Greate.</text:p>
      <text:p text:style-name="P23">S<text:span text:style-name="T57">u</text:span>per.<text:tab/><text:tab/><text:tab/><text:span text:style-name="T57">Excellent / </text:span>Greate.</text:p>
      <text:p text:style-name="P23"><text:soft-page-break/></text:p>
      <text:p text:style-name="P23">Schlecht.<text:tab/><text:tab/><text:tab/><text:tab/><text:tab/>Bad.</text:p>
      <text:p text:style-name="P23">[ x-le-xt ]</text:p>
      <text:p text:style-name="P23"/>
      <text:p text:style-name="P23">Sehr schlecht.<text:tab/><text:tab/><text:tab/><text:tab/><text:tab/>Very bad.</text:p>
      <text:p text:style-name="P23"/>
      <text:p text:style-name="P23">So-so<text:tab/><text:tab/><text:tab/><text:tab/><text:tab/><text:tab/>So so.</text:p>
      <text:p text:style-name="P23"/>
      <text:p text:style-name="P24">Gut, und wie geht es dir?<text:tab/><text:tab/><text:tab/>Good, and how are you?<text:tab/><text:span text:style-name="T29">[ gut <text:s/>und vi <text:s/>get </text:span><text:span text:style-name="T76">e</text:span><text:span text:style-name="T29">s di</text:span><text:span text:style-name="T76">j</text:span><text:span text:style-name="T29">a ]</text:span></text:p>
      <text:p text:style-name="P24"/>
      <text:p text:style-name="P24">Nicht schlecht, und dir?<text:tab/><text:tab/><text:tab/><text:tab/>Not bad , and you?</text:p>
      <text:p text:style-name="P24"/>
      <text:p text:style-name="P24">Gehts <text:tab/> = <text:s text:c="4"/>es geht<text:tab/><text:tab/><text:tab/><text:tab/></text:p>
      <text:p text:style-name="P24"/>
      <text:p text:style-name="P24">Wie gehts?<text:tab/><text:tab/><text:tab/><text:tab/><text:tab/>How are you? <text:tab/><text:tab/><text:tab/><text:span text:style-name="T57">{ </text:span>How’s it going?<text:tab/><text:span text:style-name="T57">}</text:span></text:p>
      <text:p text:style-name="P24">Es geht.<text:tab/><text:tab/><text:tab/><text:tab/><text:tab/>Is going.</text:p>
      <text:p text:style-name="P24"/>
      <text:p text:style-name="P24">Wie geht es Ihnen?<text:tab/><text:tab/><text:tab/><text:tab/>How are you?<text:tab/><text:tab/><text:tab/><text:tab/>( Formal )</text:p>
      <text:p text:style-name="P24"/>
      <text:p text:style-name="P24">Wie geht?</text:p>
      <text:p text:style-name="P24">Gut, danke.</text:p>
      <text:p text:style-name="P24"/>
      <text:p text:style-name="P24">Wie geht es dir?</text:p>
      <text:p text:style-name="P24">Sehr gut, und dir?</text:p>
      <text:p text:style-name="P24"/>
      <text:p text:style-name="P24">Wie geht es Ihnen?</text:p>
      <text:p text:style-name="P24">Prima, danke!</text:p>
      <text:p text:style-name="P24"/>
      <text:p text:style-name="P24"/>
      <text:p text:style-name="P25">Hallo!</text:p>
      <text:p text:style-name="P25">Hallo! Wie gehts?</text:p>
      <text:p text:style-name="P25">Super, danke! Und dir?</text:p>
      <text:p text:style-name="P25">Nicht schlecht. Wie hei<text:span text:style-name="T14">ß</text:span>t du?</text:p>
      <text:p text:style-name="P25">Ich hei<text:span text:style-name="T14">ß</text:span>e Tim. Und du?</text:p>
      <text:p text:style-name="P25">Mein Name ist Nina.</text:p>
      <text:p text:style-name="P25"/>
      <text:p text:style-name="P25"/>
      <text:p text:style-name="P25">Gute Morgen!</text:p>
      <text:p text:style-name="P25">Gutr Morgen!<text:tab/>Wie hei<text:span text:style-name="T14">ß</text:span>en Sie?</text:p>
      <text:p text:style-name="P25">Mein Name ist Olga Meiz. Und wie hei<text:span text:style-name="T14">ß</text:span>en Sie? <text:tab/><text:tab/>[ m-aj-tz ]</text:p>
      <text:p text:style-name="P25">Ich bin Herr Gruber. Wie geht es Ihnen?<text:tab/><text:tab/><text:tab/>[ gruba ]</text:p>
      <text:p text:style-name="P25">Prima, danke! Und wie geht es Ihnen?</text:p>
      <text:p text:style-name="P25">Auch sehr gut!<text:tab/><text:tab/><text:tab/><text:tab/><text:tab/><text:tab/>[ AWh ]<text:tab/><text:tab/><text:tab/><text:span text:style-name="T58">also</text:span></text:p>
      <text:p text:style-name="P25"/>
      <text:p text:style-name="P25"/>
      <text:p text:style-name="P12">_________________________________________________________________________________________________</text:p>
      <text:p text:style-name="P12"/>
      <text:p text:style-name="P26"><text:soft-page-break/><text:span text:style-name="T37">Wer?</text:span><text:tab/><text:tab/>Who? <text:tab/><text:tab/><text:tab/>[ v-ee<text:span text:style-name="T74">r</text:span> ]</text:p>
      <text:p text:style-name="P26"/>
      <text:p text:style-name="P26"><text:span text:style-name="T37">Wie?<text:tab/></text:span><text:tab/>How?<text:tab/><text:tab/><text:tab/>[ v-ii ]</text:p>
      <text:p text:style-name="P26"/>
      <text:p text:style-name="P26"><text:span text:style-name="T37">Woher?<text:tab/></text:span><text:tab/>Where from?<text:tab/><text:tab/>[ wo-her ]</text:p>
      <text:p text:style-name="P26"/>
      <text:p text:style-name="P26"><text:span text:style-name="T37">Wo?<text:tab/></text:span><text:tab/>Where?<text:tab/><text:tab/><text:tab/>[ vo ]</text:p>
      <text:p text:style-name="P26"/>
      <text:p text:style-name="P26"><text:span text:style-name="T37">Was?</text:span> <text:tab/><text:tab/>What?<text:tab/><text:tab/><text:tab/>[ vas ]</text:p>
      <text:p text:style-name="P26"/>
      <text:p text:style-name="P26">Wer ist du?<text:tab/><text:tab/><text:tab/><text:tab/><text:span text:style-name="T58">Who are you?</text:span></text:p>
      <text:p text:style-name="P26">Wer ist das?<text:tab/><text:tab/><text:tab/><text:tab/><text:span text:style-name="T58">Who is this? / </text:span>Who is that?</text:p>
      <text:p text:style-name="P26"/>
      <text:p text:style-name="P26">Wer kommt zur Party?<text:tab/><text:tab/><text:tab/>Who is coming to the party?</text:p>
      <text:p text:style-name="P26"/>
      <text:p text:style-name="P26"><text:span text:style-name="T30">k</text:span>ommt<text:tab/><text:tab/><text:tab/><text:tab/><text:tab/>comes<text:tab/><text:tab/><text:tab/>[ komt ]</text:p>
      <text:p text:style-name="P27">zur<text:tab/><text:tab/><text:tab/><text:tab/><text:tab/>to the<text:tab/><text:tab/><text:tab/>[ zqu ]</text:p>
      <text:p text:style-name="P27"/>
      <text:p text:style-name="P27"/>
      <text:p text:style-name="P27"/>
      <text:p text:style-name="P27">Wie gehts?<text:tab/><text:tab/><text:tab/><text:tab/>How it’s going? / <text:s/>How are you?<text:tab/></text:p>
      <text:p text:style-name="P28"/>
      <text:p text:style-name="P27">gehen<text:tab/><text:tab/><text:tab/><text:tab/><text:tab/>going<text:tab/><text:tab/><text:tab/><text:tab/><text:tab/><text:tab/><text:tab/>[ gen ]</text:p>
      <text:p text:style-name="P27"/>
      <text:p text:style-name="P28">Wie heißt du?<text:tab/><text:tab/><text:tab/><text:tab/>How are you called <text:s/>/ <text:s/>What's your name?<text:tab/><text:tab/>[ vi <text:s/>hisst du ]</text:p>
      <text:p text:style-name="P28"/>
      <text:p text:style-name="P28"/>
      <text:p text:style-name="P28"/>
      <text:p text:style-name="P28"/>
      <text:p text:style-name="P29">Woher kommst du?<text:tab/><text:tab/><text:tab/>Where are you from? / <text:span text:style-name="T17">Where do you come from?</text:span></text:p>
      <text:p text:style-name="P29"><text:span text:style-name="T17"><text:tab/><text:tab/><text:tab/><text:tab/><text:tab/><text:tab/><text:tab/><text:tab/><text:tab/><text:tab/><text:tab/><text:tab/></text:span><text:span text:style-name="T18">[ vo-her kom-st du ]</text:span></text:p>
      <text:p text:style-name="P55"/>
      <text:p text:style-name="P30"><text:span text:style-name="T17">Woher kommen Sie?<text:tab/><text:tab/><text:tab/></text:span><text:span text:style-name="T19">Where are you from? </text:span><text:span text:style-name="T17">{ formal }<text:tab/><text:tab/><text:tab/><text:tab/>[ vo-her kom-men zi ]</text:span></text:p>
      <text:p text:style-name="P55"/>
      <text:p text:style-name="P55"/>
      <text:p text:style-name="P55"/>
      <text:p text:style-name="P55"/>
      <text:p text:style-name="P51">Wo bist du?<text:tab/><text:tab/><text:tab/><text:tab/>Where are you?</text:p>
      <text:p text:style-name="P51"/>
      <text:p text:style-name="P51">Wo liegt Berlin?<text:tab/><text:tab/><text:tab/>Where is Berlin?<text:tab/><text:tab/><text:tab/>[ Vo <text:s/>ligt <text:s/>Berlin]</text:p>
      <text:p text:style-name="P51"/>
      <text:p text:style-name="P51"/>
      <text:p text:style-name="P51"/>
      <text:p text:style-name="P51">Was ist das?<text:tab/><text:tab/><text:tab/><text:tab/>What is that?<text:tab/><text:tab/><text:tab/><text:tab/>[ Vas ist <text:s/>das ]</text:p>
      <text:p text:style-name="P51"/>
      <text:p text:style-name="P51">Was machst du?<text:tab/><text:tab/><text:tab/>What are you doing?<text:tab/><text:tab/><text:tab/>[ Vas maħst du? ]</text:p>
      <text:p text:style-name="P51">machst<text:tab/><text:tab/><text:tab/><text:tab/><text:tab/>do</text:p>
      <text:p text:style-name="P51"><text:soft-page-break/>Wie bitte?<text:tab/><text:tab/><text:tab/><text:tab/>Excuse me? / I'm sorry, what?<text:tab/><text:tab/>[ vi <text:s/>bitt-qe ]</text:p>
      <text:p text:style-name="P51"/>
      <text:p text:style-name="P51">bitte<text:tab/><text:tab/><text:tab/><text:tab/><text:tab/>please</text:p>
      <text:p text:style-name="P55"/>
      <text:p text:style-name="P55"/>
      <text:p text:style-name="P51">falsche<text:tab/><text:tab/><text:tab/><text:tab/><text:tab/>fasle <text:tab/><text:tab/><text:tab/><text:tab/><text:tab/>[ fal-x-qe ]</text:p>
      <text:p text:style-name="P51"/>
      <text:p text:style-name="P51"/>
      <text:p text:style-name="P52"/>
      <text:p text:style-name="P51"/>
      <text:p text:style-name="P32"><text:span text:style-name="T17">freund<text:tab/><text:tab/><text:tab/><text:tab/><text:tab/>friend {masculien}<text:tab/><text:tab/><text:tab/>[ f-ro-oj-n</text:span><text:span text:style-name="T21">t</text:span><text:span text:style-name="T17"> ]</text:span></text:p>
      <text:p text:style-name="P56"/>
      <text:p text:style-name="P56">freundin<text:tab/><text:tab/><text:tab/><text:tab/>friend {feminine}<text:tab/><text:tab/><text:tab/>[ f-ro-ojn-din ]<text:tab/></text:p>
      <text:p text:style-name="P56"/>
      <text:p text:style-name="P31"><text:span text:style-name="T17">freunde<text:tab/><text:tab/><text:tab/><text:tab/>friends<text:tab/></text:span><text:span text:style-name="T20">{masculien}</text:span><text:span text:style-name="T17"><text:tab/><text:tab/><text:tab/>[ f-ro-oj-de ]</text:span></text:p>
      <text:p text:style-name="P52"/>
      <text:p text:style-name="P56">freundin<text:tab/><text:tab/><text:tab/><text:tab/>friends {feminine}<text:tab/><text:tab/><text:tab/>[ f-ro-ojn-din-in ]</text:p>
      <text:p text:style-name="P56"/>
      <text:p text:style-name="P56"/>
      <text:p text:style-name="P57">_________________________________________________________________________________________________</text:p>
      <text:p text:style-name="P51"/>
      <text:p text:style-name="P51"/>
      <text:p text:style-name="P26"/>
      <text:p text:style-name="P35">Wer ist das?<text:tab/><text:tab/><text:tab/><text:tab/>Who is that? / Who is t<text:span text:style-name="T59">his</text:span>?<text:tab/><text:tab/>[ ver ist das ]</text:p>
      <text:p text:style-name="P33"/>
      <text:p text:style-name="P33">Das ist Leonardo Di Caprio</text:p>
      <text:p text:style-name="P33"/>
      <text:p text:style-name="P33"/>
      <text:p text:style-name="P33">Ein Man<text:tab/><text:tab/><text:tab/><text:tab/>A men<text:tab/><text:tab/><text:tab/><text:tab/><text:tab/>[ ajn <text:s/>Mann ]</text:p>
      <text:p text:style-name="P33"/>
      <text:p text:style-name="P33">Eine Frau<text:tab/><text:tab/><text:tab/><text:tab/>A women<text:tab/><text:tab/><text:tab/><text:tab/>[ ajn-e <text:s/>Fraw ]</text:p>
      <text:p text:style-name="P33"/>
      <text:p text:style-name="P33"/>
      <text:p text:style-name="P33"/>
      <text:p text:style-name="P34">Wie heißt er?<text:tab/><text:tab/><text:tab/><text:tab/><text:span text:style-name="T31">What’s his name?<text:tab/><text:tab/><text:tab/>[ vi <text:s/>hajst <text:s/>er ]</text:span><text:tab/></text:p>
      <text:p text:style-name="P36">Er heißt Leonardo Di Caprio</text:p>
      <text:p text:style-name="P34"/>
      <text:p text:style-name="P40">Woher kommt er?<text:tab/><text:tab/><text:tab/>Where is he from?<text:tab/><text:tab/><text:tab/>[ vo-her <text:s/>komtt er ]</text:p>
      <text:p text:style-name="P36">Er kommt aus Los Angeles</text:p>
      <text:p text:style-name="P34"/>
      <text:p text:style-name="P34"><text:span text:style-name="T32">Wo liegt Los Angeles?<text:tab/><text:tab/><text:tab/>Where is Los Angeles?<text:tab/><text:tab/><text:tab/>[ vo ligt los angelis ]</text:span><text:tab/></text:p>
      <text:p text:style-name="P34"/>
      <text:p text:style-name="P36">Los Angeles liegt in dem US-Staat Kalifornien<text:tab/><text:tab/>Los Angeles in in the Us-state California</text:p>
      <text:p text:style-name="P36">[ in <text:s/>dem <text:s/>us – xtat <text:s text:c="2"/>kal-if-or-nijien ]</text:p>
      <text:p text:style-name="P36"/>
      <text:p text:style-name="P36">dem<text:tab/><text:tab/><text:tab/><text:tab/><text:tab/>to the <text:tab/><text:tab/><text:tab/><text:tab/><text:tab/>[ dim ]<text:tab/><text:tab/><text:tab/></text:p>
      <text:p text:style-name="P36">den<text:tab/><text:tab/><text:tab/><text:tab/><text:tab/>the <text:tab/><text:tab/><text:tab/><text:tab/><text:tab/>[ din ]<text:tab/></text:p>
      <text:p text:style-name="P36"><text:soft-page-break/></text:p>
      <text:p text:style-name="P36">Was ist das?</text:p>
      <text:p text:style-name="P36"/>
      <text:p text:style-name="P36">Das ist ein Schiff<text:tab/><text:tab/>[ das ist ajn xiff ] <text:tab/><text:tab/><text:tab/><text:tab/>This is a ship</text:p>
      <text:p text:style-name="P36"/>
      <text:p text:style-name="P50"><text:span text:style-name="T8">Das ist die Titanic<text:tab/><text:tab/><text:tab/><text:tab/><text:tab/><text:tab/><text:tab/><text:tab/></text:span><text:bookmark text:name="tw-target-text3"/><text:span text:style-name="T22">This is the Titanic</text:span></text:p>
      <text:p text:style-name="P36"/>
      <text:p text:style-name="P38"/>
      <text:p text:style-name="P38">Was machst du heute?<text:tab/><text:tab/>What are you doing today?<text:tab/><text:tab/><text:tab/>[ vas <text:s/>maħst <text:s/>du ħojte ]</text:p>
      <text:p text:style-name="P38"/>
      <text:p text:style-name="P39">heute <text:span text:style-name="T59">= today</text:span></text:p>
      <text:p text:style-name="P58">_________________________________________________________________________________________________</text:p>
      <text:p text:style-name="P53"/>
      <text:p text:style-name="P53"/>
      <text:p text:style-name="P54"><text:span text:style-name="T37">Ich ,<text:tab/> Du , <text:tab/>Wir</text:span><text:tab/><text:tab/>I , <text:tab/>you , <text:tab/>we<text:tab/><text:tab/><text:tab/><text:tab/>[ ixħ, <text:s/>du, <text:s/>vi<text:span text:style-name="T75">ja</text:span> ]</text:p>
      <text:p text:style-name="P54"/>
      <text:p text:style-name="P54"/>
      <text:p text:style-name="P59">Wie heißt du?<text:tab/><text:tab/><text:tab/>What's your name?</text:p>
      <text:p text:style-name="P59"/>
      <text:p text:style-name="P37"><text:span text:style-name="T17">Woher kommst du?<text:tab/><text:tab/></text:span><text:bookmark text:name="tw-target-text5"/><text:span text:style-name="T17">Where do you come from?</text:span></text:p>
      <text:p text:style-name="P59"/>
      <text:p text:style-name="P60"/>
      <text:p text:style-name="P54"><text:span text:style-name="T37">er ,<text:tab/></text:span><text:span text:style-name="T38">s</text:span><text:span text:style-name="T37">ie , <text:tab/>es</text:span><text:tab/><text:tab/>he , <text:tab/>she , <text:tab/>it<text:tab/><text:tab/><text:tab/><text:tab/>[ <text:bookmark text:name="tw-target-text6"/><text:s/><text:span text:style-name="T33">er</text:span> , <text:span text:style-name="T33">zi</text:span>, <text:span text:style-name="T33">es</text:span> ]</text:p>
      <text:p text:style-name="P54"/>
      <text:p text:style-name="P60"/>
      <text:p text:style-name="P60">Das ist Peter<text:tab/><text:tab/><text:tab/>This is Peter</text:p>
      <text:p text:style-name="P60">Er ist nett<text:tab/><text:tab/><text:tab/>He is nice<text:tab/><text:tab/><text:tab/><text:tab/><text:tab/>[ er ist net ]</text:p>
      <text:p text:style-name="P60"/>
      <text:p text:style-name="P60"/>
      <text:p text:style-name="P62">Der Hund ist süß<text:tab/><text:tab/>The dog is sweet<text:tab/><text:tab/><text:tab/><text:tab/>[ der ħond ist <text:span text:style-name="T34">ż-</text:span>uss ]</text:p>
      <text:p text:style-name="P62"/>
      <text:p text:style-name="P62">Er ist <text:s/>süß</text:p>
      <text:p text:style-name="P62"/>
      <text:p text:style-name="P62"/>
      <text:p text:style-name="P62">Das ist Ulrike<text:tab/><text:tab/><text:tab/>This is Ulrike<text:tab/><text:tab/><text:tab/><text:tab/><text:tab/>[ ul-ri-ka ]</text:p>
      <text:p text:style-name="P62"/>
      <text:p text:style-name="P62">Sie kommt aus Deutschland<text:tab/>She comes from Germany<text:tab/><text:tab/><text:tab/>[ zi kommt aws d-oy-c-land ]</text:p>
      <text:p text:style-name="P62"/>
      <text:p text:style-name="P62"/>
      <text:p text:style-name="P63">Di<text:span text:style-name="T77">e</text:span> Katze spielt gerne<text:tab/><text:tab/>The cat likes to play<text:tab/><text:tab/><text:tab/><text:tab/>[ <text:span text:style-name="T77">d</text:span>i <text:s/>kazee <text:s/>x-pilt <text:s/>ger-ne ]</text:p>
      <text:p text:style-name="P63"/>
      <text:p text:style-name="P63">katze<text:tab/><text:tab/><text:tab/><text:tab/>cat</text:p>
      <text:p text:style-name="P63">spielt<text:tab/><text:tab/><text:tab/><text:tab/>plays</text:p>
      <text:p text:style-name="P63">gerne<text:tab/><text:tab/><text:tab/><text:tab/>gladly / like / <text:span text:style-name="T35">willingly</text:span></text:p>
      <text:p text:style-name="P142"/>
      <text:p text:style-name="P142"/>
      <text:p text:style-name="P142"/>
      <text:p text:style-name="P143"><text:soft-page-break/></text:p>
      <text:p text:style-name="P64">Das ist ein Baby<text:tab/><text:tab/><text:span text:style-name="T36">This is a Baby<text:tab/><text:tab/><text:tab/><text:tab/><text:tab/>[ Das ist ajn baby ]</text:span></text:p>
      <text:p text:style-name="P64"/>
      <text:p text:style-name="P65">Es weint <text:span text:style-name="T60">v</text:span>iel<text:tab/><text:tab/><text:tab/>It cries a lot<text:tab/><text:tab/><text:tab/><text:tab/><text:tab/>[ es <text:s/>vaj-nt <text:s/>f-<text:span text:style-name="T60">i</text:span>il ]</text:p>
      <text:p text:style-name="P110">Das Baby weint viel<text:tab/><text:tab/>The baby cries a lot</text:p>
      <text:p text:style-name="P65"/>
      <text:p text:style-name="P65">weint<text:tab/><text:tab/><text:tab/><text:tab/>cries</text:p>
      <text:p text:style-name="P65">viel<text:tab/><text:tab/><text:tab/><text:tab/>lot, <text:s/>much</text:p>
      <text:p text:style-name="P65"/>
      <text:p text:style-name="P65">Das Pferd ist groß<text:tab/><text:tab/>The horse is big<text:tab/><text:tab/><text:tab/><text:tab/><text:tab/>[ das f-e-d ist gros ]</text:p>
      <text:p text:style-name="P65"/>
      <text:p text:style-name="P65">Es ist groß<text:tab/><text:tab/><text:tab/>It is big</text:p>
      <text:p text:style-name="P65"/>
      <text:p text:style-name="P65">Pfed<text:tab/><text:tab/><text:tab/><text:tab/>horse</text:p>
      <text:p text:style-name="P65">Groß<text:tab/><text:tab/><text:tab/><text:tab/>big</text:p>
      <text:p text:style-name="P67"/>
      <text:p text:style-name="P66">Wir , <text:s/>ihr , <text:s/>Sie<text:tab/><text:tab/><text:tab/>We , <text:s/>You {plural} , <text:s/>They<text:tab/><text:tab/><text:tab/><text:tab/>[ vij<text:span text:style-name="T39">e</text:span> , <text:s/>ija, <text:s/>Zi ]</text:p>
      <text:p text:style-name="P66"/>
      <text:p text:style-name="P66">Wir sind eine große Familie<text:tab/>We are a big family<text:tab/><text:tab/><text:tab/><text:tab/>[ <text:span text:style-name="T39">vije <text:s/>zind <text:s/>ajn-e <text:s/>gros-e <text:s/>Familie</text:span> ]</text:p>
      <text:p text:style-name="P66"/>
      <text:p text:style-name="P68"/>
      <text:p text:style-name="P68">Wir<text:tab/>we<text:tab/><text:tab/><text:tab/>sind<text:tab/>are<text:tab/><text:tab/><text:tab/>eine<text:tab/>one<text:tab/><text:tab/><text:tab/>große<text:tab/>size / big</text:p>
      <text:p text:style-name="P68"/>
      <text:p text:style-name="P68"/>
      <text:p text:style-name="P68">Wir <text:s/>gehen <text:s/>oft <text:s/>zusammen<text:tab/>We often go together<text:tab/><text:tab/><text:tab/><text:tab/>[ vije <text:s/>gen <text:s/>oft <text:s/><text:span text:style-name="T40">ż</text:span>u-<text:span text:style-name="T40">ż</text:span>a-men ]</text:p>
      <text:p text:style-name="P68"/>
      <text:p text:style-name="P68">ans Meer<text:tab/><text:tab/><text:tab/>to the sea<text:tab/><text:tab/><text:tab/><text:tab/><text:tab/>[ ans <text:s/>meja ]</text:p>
      <text:p text:style-name="P68"/>
      <text:p text:style-name="P68">Wir <text:s/>gehen <text:s/>oft <text:s/>zusammen ans Meer<text:tab/><text:tab/><text:tab/><text:tab/></text:p>
      <text:p text:style-name="P68">We often go to the sea together</text:p>
      <text:p text:style-name="P68"/>
      <text:p text:style-name="P68">oft<text:tab/><text:tab/>often</text:p>
      <text:p text:style-name="P68">zusammen<text:tab/>together</text:p>
      <text:p text:style-name="P68">ans<text:tab/><text:tab/>to</text:p>
      <text:p text:style-name="P68">meer<text:tab/><text:tab/>sea</text:p>
      <text:p text:style-name="P68"/>
      <text:p text:style-name="P68"/>
      <text:p text:style-name="P69">Ihr habt einen<text:tab/><text:tab/><text:tab/><text:tab/>you have one<text:tab/><text:tab/><text:tab/><text:tab/><text:tab/>[ ija <text:s/>ħabt <text:s/>ajn-<text:span text:style-name="T77">e</text:span>n <text:s/>]</text:p>
      <text:p text:style-name="P69">schö<text:span text:style-name="T78">n</text:span>en Hund<text:tab/><text:tab/><text:tab/><text:tab/>beautiful dog<text:tab/><text:tab/><text:tab/><text:tab/><text:tab/>[ x-<text:span text:style-name="T60">qu</text:span>n-<text:span text:style-name="T78">e</text:span><text:span text:style-name="T60">n</text:span> <text:s/>ħundt <text:s/>]</text:p>
      <text:p text:style-name="P69"/>
      <text:p text:style-name="P69">Ihr habt einen schö<text:span text:style-name="T78">n</text:span>en Hund<text:tab/><text:tab/>you have a beautiful dog</text:p>
      <text:p text:style-name="P69"/>
      <text:p text:style-name="P70">Ihr zwei macht <text:tab/><text:tab/><text:tab/><text:tab/>you two do <text:tab/><text:tab/><text:tab/><text:tab/><text:tab/>[ ija <text:s/>żvaj <text:s/>maħt ]</text:p>
      <text:p text:style-name="P71">die besten <text:s/>Party<text:tab/><text:tab/><text:tab/>Partythe best party<text:tab/><text:tab/><text:tab/><text:tab/><text:span text:style-name="T41">[ di <text:s/>best-in <text:s/>parti ]</text:span></text:p>
      <text:p text:style-name="P69"/>
      <text:p text:style-name="P69">Ihr zwei macht, die besten Party<text:tab/>You two make, the best party</text:p>
      <text:p text:style-name="P69"/>
      <text:p text:style-name="P72"><text:soft-page-break/>Sie wohnen in K<text:span text:style-name="T40">ö</text:span>ln<text:tab/><text:tab/><text:tab/><text:span text:style-name="T42">They live in Cologne<text:tab/><text:tab/><text:tab/><text:tab/>[ Zi <text:s text:c="2"/>von-en <text:s/>in <text:s/>kln ]</text:span></text:p>
      <text:p text:style-name="P110">wohnen = reside</text:p>
      <text:p text:style-name="P72"/>
      <text:p text:style-name="P73">Sie gehen zusammen<text:tab/><text:tab/><text:tab/><text:bookmark text:name="tw-target-text10"/>they go together<text:tab/><text:tab/><text:tab/><text:tab/><text:span text:style-name="T43">[ zi <text:s text:c="2"/>gien <text:s/></text:span><text:span text:style-name="T40"><text:s/>ż</text:span><text:span text:style-name="T43">u-</text:span><text:span text:style-name="T40"> ż</text:span><text:span text:style-name="T43">am-men ]</text:span></text:p>
      <text:p text:style-name="P73">ans Meer<text:tab/><text:tab/><text:tab/><text:tab/><text:span text:style-name="T43">to the sea<text:tab/><text:tab/><text:tab/><text:tab/><text:tab/>[ ans me-ja ]</text:span><text:tab/></text:p>
      <text:p text:style-name="P73"/>
      <text:p text:style-name="P73">Sie gehen zusammen ans Meer<text:tab/><text:tab/>They go to the sea together</text:p>
      <text:p text:style-name="P73"/>
      <text:p text:style-name="P74">Wie heißen Sie?<text:tab/><text:tab/><text:tab/>What’s your name? { formal you }<text:tab/><text:tab/></text:p>
      <text:p text:style-name="P74"/>
      <text:p text:style-name="P74">Sie haben <text:tab/><text:tab/><text:tab/><text:tab/><text:span text:style-name="T44">They have<text:tab/><text:tab/><text:tab/><text:tab/><text:tab/>[ zi <text:s/>ħaben ]</text:span></text:p>
      <text:p text:style-name="P74">eine schöne Firma<text:tab/><text:tab/><text:tab/><text:span text:style-name="T44">a nice company<text:tab/><text:tab/><text:tab/><text:tab/><text:tab/>[ ajn-qe <text:s text:c="2"/>x-un-qe <text:s/>firma ]</text:span></text:p>
      <text:p text:style-name="P74"/>
      <text:p text:style-name="P75">Sie haben eine sch<text:span text:style-name="T40">ö</text:span>ne Firma<text:tab/><text:tab/>They have a nice company<text:tab/></text:p>
      <text:p text:style-name="P75"/>
      <text:p text:style-name="P75"/>
      <text:p text:style-name="P77">Schreiben <text:span text:style-name="T60">Sei </text:span>einen Text<text:tab/><text:tab/><text:tab/>Write a text<text:tab/><text:tab/><text:tab/><text:tab/>[ x-raj-ben <text:span text:style-name="T40">ż</text:span><text:span text:style-name="T60">i</text:span> ajn-qen text ]</text:p>
      <text:p text:style-name="P75"/>
      <text:p text:style-name="P75">Hören Sie und antworten<text:tab/><text:tab/><text:bookmark text:name="tw-target-text11"/>Listen and answer<text:tab/><text:tab/><text:tab/><text:tab/><text:span text:style-name="T46">[ ħqu-ren <text:s/>zi <text:s/>und <text:s/>ann-twa-tien ]</text:span></text:p>
      <text:p text:style-name="P144"/>
      <text:p text:style-name="P76">Sie auf die Fragen<text:tab/><text:tab/><text:tab/>you to the questions<text:tab/><text:tab/><text:tab/><text:tab/><text:span text:style-name="T45">[ zi <text:s/>awf <text:s/>di <text:s/>fragen ]</text:span></text:p>
      <text:p text:style-name="P76"/>
      <text:p text:style-name="P76">Hören Sie und antworten Sie auf die Fragen</text:p>
      <text:p text:style-name="P76"><text:tab/><text:tab/><text:tab/><text:tab/><text:tab/>Listen and answer the questions</text:p>
      <text:p text:style-name="P76"/>
      <text:p text:style-name="P76"/>
      <text:p text:style-name="P78">Du kannst mich duzen<text:tab/><text:tab/><text:tab/>You can say you to me / You can address me informally</text:p>
      <text:p text:style-name="P78"/>
      <text:p text:style-name="P78"><text:tab/><text:tab/><text:tab/><text:tab/><text:tab/><text:tab/><text:tab/><text:tab/><text:tab/><text:tab/><text:tab/>[ du <text:s/>kanst miħ duz-zin ]</text:p>
      <text:p text:style-name="P78"/>
      <text:p text:style-name="P78">du<text:tab/>you<text:tab/><text:tab/>kannst<text:tab/> <text:s/>can<text:tab/><text:tab/>mich<text:tab/>me<text:tab/><text:tab/>duzen <text:s text:c="5"/><text:tab/>on first name terms</text:p>
      <text:p text:style-name="P78"><text:tab/><text:tab/><text:tab/><text:tab/><text:tab/><text:tab/><text:tab/><text:tab/><text:tab/>mich duzen<text:tab/>call me first name</text:p>
      <text:p text:style-name="P78"/>
      <text:p text:style-name="P78"/>
      <text:p text:style-name="P79">siezen<text:tab/><text:tab/><text:tab/><text:tab/><text:tab/>use the formal term of address<text:tab/>/ <text:span text:style-name="T47">calling someonr formally ‘Sie’</text:span><text:tab/><text:tab/></text:p>
      <text:p text:style-name="P79"><text:tab/><text:tab/><text:tab/><text:tab/><text:tab/><text:tab/><text:tab/><text:tab/><text:tab/><text:tab/><text:tab/>[ <text:span text:style-name="T40">ż</text:span>iz-in ]</text:p>
      <text:p text:style-name="P79"/>
      <text:p text:style-name="P79"/>
      <text:p text:style-name="P80"/>
      <text:p text:style-name="P81">_________________________________________________________________________________________________</text:p>
      <text:p text:style-name="P81"/>
      <text:p text:style-name="P80">Der Junge heißt Peter.<text:tab/>{m} <text:tab/><text:tab/>The boy's name is Peter</text:p>
      <text:p text:style-name="P80">[ der jqu-nge <text:s/>ħajst Peta ]</text:p>
      <text:p text:style-name="P80"/>
      <text:p text:style-name="P80">Er heißt Peter.</text:p>
      <text:p text:style-name="P80"/>
      <text:p text:style-name="P80"/>
      <text:p text:style-name="P80"><text:soft-page-break/>Der Hund ist im Garten. <text:s/>{m}<text:tab/><text:tab/>The dog is in the garden</text:p>
      <text:p text:style-name="P80">[ der ħund ist im gartden ]</text:p>
      <text:p text:style-name="P80"/>
      <text:p text:style-name="P80">Er ist im Garten.</text:p>
      <text:p text:style-name="P80"/>
      <text:p text:style-name="P80"/>
      <text:p text:style-name="P88">Die Katse ist im Haus. <text:tab/>{f}<text:tab/><text:tab/>The cat is in the house</text:p>
      <text:p text:style-name="P88">[ di kazze ist im ħaws ] </text:p>
      <text:p text:style-name="P88"/>
      <text:p text:style-name="P88">Sie ist im Haus.</text:p>
      <text:p text:style-name="P75"><text:tab/></text:p>
      <text:p text:style-name="P75"/>
      <text:p text:style-name="P88">Der Vogel ist auf dem Baum.<text:tab/>{m}<text:tab/>The bird is on the tree</text:p>
      <text:p text:style-name="P88">[ der fugel ist awf dem bawm ]</text:p>
      <text:p text:style-name="P88"/>
      <text:p text:style-name="P88">Er ist auf dem Baum.</text:p>
      <text:p text:style-name="P88"/>
      <text:p text:style-name="P88"/>
      <text:p text:style-name="P88">Das Kaninchen isst Gem<text:span text:style-name="T40">ü</text:span>se.<text:tab/>{m}<text:tab/>The rabbit eats vegetables</text:p>
      <text:p text:style-name="P88">[ das <text:s text:c="2"/>kan-in-cin <text:s text:c="2"/>ist <text:s/>ge-mqu-<text:span text:style-name="T40">ż</text:span>a ]</text:p>
      <text:p text:style-name="P88"/>
      <text:p text:style-name="P88">Es isst <text:s/>Gem<text:span text:style-name="T40">ü</text:span>se.</text:p>
      <text:p text:style-name="P88"/>
      <text:p text:style-name="P88"/>
      <text:p text:style-name="P89">Die Fische schwimmen.<text:tab/>{pl}<text:tab/>The fish are swimming</text:p>
      <text:p text:style-name="P89">[ di <text:s/>fix-xe <text:s text:c="2"/>x-wim-men ]</text:p>
      <text:p text:style-name="P89"/>
      <text:p text:style-name="P89">Sie schwimmen.</text:p>
      <text:p text:style-name="P89"/>
      <text:p text:style-name="P89"/>
      <text:p text:style-name="P89">Meine Schwester<text:tab/><text:tab/><text:tab/>My sister</text:p>
      <text:p text:style-name="P89">[ mina <text:s/>xwesta ]</text:p>
      <text:p text:style-name="P89"/>
      <text:p text:style-name="P89">und ich haben<text:tab/><text:tab/><text:tab/><text:tab/>and I have </text:p>
      <text:p text:style-name="P89">[ und <text:s/>ixħ <text:s/>ħaben ]</text:p>
      <text:p text:style-name="P89"/>
      <text:p text:style-name="P89">viele Haustiere<text:tab/><text:tab/><text:tab/><text:tab/>many pets</text:p>
      <text:p text:style-name="P89">[ fiel-e <text:s/>ħaws-tire ]</text:p>
      <text:p text:style-name="P89"/>
      <text:p text:style-name="P89">Meine Schwester und ich haben viele Haustiere<text:tab/><text:tab/>My sister and I have many pets</text:p>
      <text:p text:style-name="P89"/>
      <text:p text:style-name="P82">_________________________________________________________________________________________________</text:p>
      <text:p text:style-name="P82"/>
      <text:p text:style-name="P82"/>
      <text:p text:style-name="P90">Das <text:s/>Pr<text:span text:style-name="T40">ä</text:span>sent<text:tab/><text:tab/>[ das <text:s/>present ]<text:tab/><text:tab/><text:tab/><text:tab/>The present </text:p>
      <text:p text:style-name="P90"/>
      <text:p text:style-name="P90">To build the present tense, remove the infinitive ending <text:s/>-en <text:s/>from the verb, <text:s/>and add the present tense ending.</text:p>
      <text:p text:style-name="P90"><text:soft-page-break/></text:p>
      <text:p text:style-name="P90">Example: koc<text:span text:style-name="T61">h</text:span>en<text:tab/><text:tab/>to cook</text:p>
      <text:p text:style-name="P90"/>
      <text:p text:style-name="P90">ich <text:tab/><text:tab/><text:tab/><text:tab/>-e<text:tab/><text:tab/><text:tab/>koc<text:span text:style-name="T61">h</text:span>e <text:tab/>[ koħ-e ]</text:p>
      <text:p text:style-name="P90">du<text:tab/><text:tab/><text:tab/><text:tab/>-st<text:tab/><text:tab/><text:tab/>koc<text:span text:style-name="T61">h</text:span>st<text:tab/>[ koħ-st ]</text:p>
      <text:p text:style-name="P90">er | sie | es<text:tab/><text:tab/><text:tab/>-t<text:tab/><text:tab/><text:tab/>koc<text:span text:style-name="T61">h</text:span>t<text:tab/>[ koħ-t ]</text:p>
      <text:p text:style-name="P90"/>
      <text:p text:style-name="P90">wir<text:tab/><text:tab/><text:tab/><text:tab/>-en<text:tab/><text:tab/><text:tab/>koc<text:span text:style-name="T61">h</text:span>en<text:tab/>[ koħ-en ]</text:p>
      <text:p text:style-name="P90">ihr<text:tab/><text:tab/><text:tab/><text:tab/>-t<text:tab/><text:tab/><text:tab/>koc<text:span text:style-name="T61">h</text:span>t<text:tab/>[ koħ-t ]</text:p>
      <text:p text:style-name="P90">sie Sie<text:tab/><text:tab/><text:tab/><text:tab/>-en<text:tab/><text:tab/><text:tab/>koc<text:span text:style-name="T61">h</text:span>en<text:tab/>[ koħ-en ]</text:p>
      <text:p text:style-name="P90"/>
      <text:p text:style-name="P90"/>
      <text:p text:style-name="P90">Ich komme <text:tab/><text:tab/><text:tab/> I'm coming<text:tab/><text:tab/><text:span text:style-name="T49">[ iħx kom-e ]</text:span></text:p>
      <text:p text:style-name="P90"/>
      <text:p text:style-name="P90">Ich komme aus Engl<text:span text:style-name="T49">and</text:span><text:tab/> <text:tab/><text:tab/><text:tab/>I'm from England</text:p>
      <text:p text:style-name="P91">Du kommst aus England<text:tab/><text:tab/></text:p>
      <text:p text:style-name="P91">Er kommt aus England</text:p>
      <text:p text:style-name="P91"/>
      <text:p text:style-name="P91">Wir kommen aus England</text:p>
      <text:p text:style-name="P91">Ihr kommt aus England</text:p>
      <text:p text:style-name="P91">Sie kommen aus England</text:p>
      <text:p text:style-name="P90"/>
      <text:p text:style-name="P90"/>
      <text:p text:style-name="P92">Mein Brunder koc<text:span text:style-name="T61">h</text:span>t Spaghetti<text:tab/><text:tab/><text:tab/><text:tab/>[ majn <text:s/>brun-da <text:s/>koħt <text:s/>spagetti ]</text:p>
      <text:p text:style-name="P92"/>
      <text:p text:style-name="P92">Verbs:<text:tab/><text:tab/></text:p>
      <text:p text:style-name="P92"><text:tab/>Koc<text:span text:style-name="T61">h</text:span>en<text:tab/><text:tab/>Cook<text:tab/><text:tab/>[ koħ-en ]</text:p>
      <text:p text:style-name="P92"><text:tab/>Kommen<text:tab/>Come<text:tab/><text:tab/>[ kom-en ]</text:p>
      <text:p text:style-name="P92"><text:tab/>Machen<text:tab/>Do<text:tab/><text:tab/>[ maħ-en ]</text:p>
      <text:p text:style-name="P92"><text:tab/>Haben<text:tab/><text:tab/>to have<text:tab/><text:tab/>[ ħab-en ]</text:p>
      <text:p text:style-name="P92"><text:tab/><text:span text:style-name="T50">Finden<text:tab/><text:tab/>to find<text:tab/><text:tab/>[ find-en ]</text:span></text:p>
      <text:p text:style-name="P92"><text:tab/><text:span text:style-name="T50">Geben<text:tab/><text:tab/>to give<text:tab/><text:tab/>[ geb-en]</text:span></text:p>
      <text:p text:style-name="P92"/>
      <text:p text:style-name="P92"><text:tab/></text:p>
      <text:p text:style-name="P93">Ich mache<text:tab/><text:tab/><text:tab/><text:tab/>[ iħx ma-ħe ]</text:p>
      <text:p text:style-name="P93">du machst<text:tab/><text:tab/><text:tab/><text:tab/>[ du ma-ħst ] </text:p>
      <text:p text:style-name="P93">Er, <text:s/>Sie, <text:s/>Es <text:s/>macht<text:tab/><text:tab/><text:tab/>[ ma=ħt ]</text:p>
      <text:p text:style-name="P93">Wir machen<text:tab/><text:tab/><text:tab/><text:tab/>[ Vija maħen ]</text:p>
      <text:p text:style-name="P93">Ihr macht<text:tab/><text:tab/><text:tab/><text:tab/>[ Ija maħt ]</text:p>
      <text:p text:style-name="P93">Sei machen<text:tab/></text:p>
      <text:p text:style-name="P93"/>
      <text:p text:style-name="P93">Singen<text:tab/><text:tab/><text:tab/>to sing<text:tab/><text:tab/>[ <text:span text:style-name="T40">ż</text:span>ing-qen ]</text:p>
      <text:p text:style-name="P93">Sagen<text:tab/><text:tab/><text:tab/>to say<text:tab/><text:tab/>[ <text:span text:style-name="T40">ż</text:span>ag-qen ]<text:tab/></text:p>
      <text:p text:style-name="P93">lernen<text:tab/><text:tab/><text:tab/>to learn<text:tab/><text:tab/>[ lern-qen ]</text:p>
      <text:p text:style-name="P90"/>
      <text:p text:style-name="P83">_________________________________________________________________________________________________</text:p>
      <text:p text:style-name="P82"/>
      <text:p text:style-name="P95"><text:soft-page-break/>Wichtige Phrasen<text:tab/><text:tab/><text:tab/><text:bookmark text:name="tw-target-text1"/><text:tab/>Important phrases</text:p>
      <text:p text:style-name="P94"/>
      <text:p text:style-name="P96">[ viħ-ti-ge <text:s text:c="2"/>Fra-<text:span text:style-name="T40">ż</text:span>en ]</text:p>
      <text:p text:style-name="P96"/>
      <text:p text:style-name="P96"/>
      <text:p text:style-name="P96">Danke<text:tab/><text:tab/><text:tab/>Thank you<text:tab/><text:tab/>[ dan-keq ]</text:p>
      <text:p text:style-name="P96"/>
      <text:p text:style-name="P96"/>
      <text:p text:style-name="P96"/>
      <text:p text:style-name="P96">Du sprichst gut Deutch.<text:tab/><text:tab/><text:tab/>[ du <text:s/>xpri-st <text:s/>gud <text:s/>dojc ]</text:p>
      <text:p text:style-name="P96">You speak good German.</text:p>
      <text:p text:style-name="P96"/>
      <text:p text:style-name="P96">Dein Hund ist so s<text:span text:style-name="T40">ü</text:span>ß.<text:tab/><text:tab/><text:tab/><text:tab/>[ dajn <text:s/>ħund <text:s/>ist <text:s/><text:span text:style-name="T40">ż</text:span>o <text:s/><text:span text:style-name="T40">ż</text:span>us ]</text:p>
      <text:p text:style-name="P96">You<text:span text:style-name="T62">r</text:span> <text:span text:style-name="T62">d</text:span>og is so cute.</text:p>
      <text:p text:style-name="P96"/>
      <text:p text:style-name="P96">Dunke!</text:p>
      <text:p text:style-name="P96">Bitte!<text:tab/><text:tab/><text:tab/><text:tab/><text:tab/><text:tab/><text:span text:style-name="T51">`Bitte` can be used as a response to `danke`</text:span></text:p>
      <text:p text:style-name="P98"><text:tab/><text:tab/><text:tab/><text:tab/><text:tab/><text:tab/>Please. Here you go.</text:p>
      <text:p text:style-name="P96"/>
      <text:p text:style-name="P97">Kannst du mir bitte das Buch geben?<text:tab/><text:tab/>Can you please give me the book?</text:p>
      <text:p text:style-name="P97">[ kan-st du mia bitte das buħ giben? <text:s/>]</text:p>
      <text:p text:style-name="P97"/>
      <text:p text:style-name="P97"/>
      <text:p text:style-name="P99">Kannst du?<text:tab/><text:tab/><text:tab/><text:tab/><text:tab/>Can you?</text:p>
      <text:p text:style-name="P99">mir<text:tab/><text:tab/><text:tab/><text:tab/><text:tab/><text:tab/>to me</text:p>
      <text:p text:style-name="P99">geben<text:tab/><text:tab/><text:tab/><text:tab/><text:tab/><text:tab/>give</text:p>
      <text:p text:style-name="P99">bitte<text:tab/><text:tab/><text:tab/><text:tab/><text:tab/><text:tab/>please</text:p>
      <text:p text:style-name="P99"/>
      <text:p text:style-name="P99"/>
      <text:p text:style-name="P99">sehr<text:tab/><text:tab/><text:tab/>very<text:tab/><text:tab/><text:tab/>[<text:span text:style-name="T40"> ż</text:span>er ]<text:tab/></text:p>
      <text:p text:style-name="P99"/>
      <text:p text:style-name="P99">sch<text:span text:style-name="T40">ö</text:span>n<text:tab/><text:tab/><text:tab/>nicely<text:tab/><text:tab/><text:tab/>[ xqen ]<text:tab/></text:p>
      <text:p text:style-name="P99"/>
      <text:p text:style-name="P139"><text:span text:style-name="T10">danke sch</text:span><text:span text:style-name="T11">ö</text:span><text:span text:style-name="T10">n<text:tab/><text:tab/></text:span><text:bookmark text:name="tw-target-text2"/><text:span text:style-name="T10">Thank you very much / Thank yo</text:span><text:span text:style-name="T12">u</text:span><text:span text:style-name="T10"> nicely</text:span></text:p>
      <text:p text:style-name="P99">danke sehr<text:tab/><text:tab/>Thank you very much / Thanks a lot</text:p>
      <text:p text:style-name="P99"/>
      <text:p text:style-name="P140"><text:span text:style-name="T10">b</text:span><text:span text:style-name="T12">itte sehr <text:s/>and <text:s text:c="2"/>bitte sehr<text:tab/><text:tab/>Yes, ple</text:span><text:span text:style-name="T10">ase <text:s text:c="3"/>or <text:s text:c="2"/></text:span><text:bookmark text:name="tw-target-text4"/><text:span text:style-name="T10"><text:s/>Here you go <text:s text:c="3"/></text:span><text:span text:style-name="T12">or <text:s/>you’re welcom</text:span></text:p>
      <text:p text:style-name="P100"/>
      <text:p text:style-name="P99">nichts zu danken!<text:tab/><text:tab/><text:tab/>nothing to thank for</text:p>
      <text:p text:style-name="P101">[ niħ<text:span text:style-name="T62">t</text:span>z <text:s/>zu <text:s/>danken! ]</text:p>
      <text:p text:style-name="P101"/>
      <text:p text:style-name="P101"/>
      <text:p text:style-name="P101">&gt;&gt; On danke sch<text:span text:style-name="T40">ö</text:span>n!</text:p>
      <text:p text:style-name="P101"><text:s text:c="6"/>[U, danka xqen ]</text:p>
      <text:p text:style-name="P101"><text:tab/><text:tab/><text:tab/>nichts zu danken! &lt;&lt;</text:p>
      <text:p text:style-name="P101"/>
      <text:p text:style-name="P101"/>
      <text:p text:style-name="P101"><text:soft-page-break/>Gern geschehen<text:tab/><text:tab/>You're welcome <text:s/>/ <text:s/><text:span text:style-name="T52">My pleasure</text:span><text:tab/></text:p>
      <text:p text:style-name="P101">[ geen <text:s/>ge-xin ]</text:p>
      <text:p text:style-name="P101"/>
      <text:p text:style-name="P101">gern<text:tab/><text:tab/><text:tab/><text:tab/>gladly</text:p>
      <text:p text:style-name="P101">geschehen<text:tab/><text:tab/><text:tab/>happen</text:p>
      <text:p text:style-name="P101"/>
      <text:p text:style-name="P101"/>
      <text:p text:style-name="P102">Tut mir leid<text:tab/><text:tab/><text:tab/>I’m sorry</text:p>
      <text:p text:style-name="P102">[ tut mia lajd ]</text:p>
      <text:p text:style-name="P102"/>
      <text:p text:style-name="P102">tut <text:tab/><text:tab/><text:tab/><text:tab/>does</text:p>
      <text:p text:style-name="P102">mir<text:tab/><text:tab/><text:tab/><text:tab/>to me</text:p>
      <text:p text:style-name="P102">leid<text:tab/><text:tab/><text:tab/><text:tab/>sorrow</text:p>
      <text:p text:style-name="P102"/>
      <text:p text:style-name="P103">Entschul<text:span text:style-name="T53">d</text:span>igung<text:tab/><text:tab/><text:tab/><text:span text:style-name="T53">I’m sorry <text:s/>/ <text:s/></text:span>Excuse me <text:s/>/ <text:s/>apology<text:tab/></text:p>
      <text:p text:style-name="P103">[ en-xu-li-gon ]</text:p>
      <text:p text:style-name="P103"/>
      <text:p text:style-name="P103">Entschuldigen Sie<text:tab/><text:tab/>my apologies<text:tab/></text:p>
      <text:p text:style-name="P104">[ en-xu-li-gen <text:s/><text:span text:style-name="T40">ż</text:span>i ]</text:p>
      <text:p text:style-name="P104"/>
      <text:p text:style-name="P104">Entschuldigung, <text:s/>k<text:span text:style-name="T40">ö</text:span>nnen <text:s/>sie <text:s/>mir <text:s/>helfen?<text:tab/><text:tab/>Excuse me, could you help me?</text:p>
      <text:p text:style-name="P104">[ en-xu-li-gon <text:s/>kq<text:span text:style-name="T54">e</text:span>n-nen <text:s/><text:span text:style-name="T40">ż</text:span>i <text:s/>mia ħelfin?]</text:p>
      <text:p text:style-name="P104"/>
      <text:p text:style-name="P85">_________________________________________________________________________________________________</text:p>
      <text:p text:style-name="P85"/>
      <text:p text:style-name="P105">Hier ist das Buch.</text:p>
      <text:p text:style-name="P105">&gt; Danke sch<text:span text:style-name="T40">ö</text:span>n!</text:p>
      <text:p text:style-name="P105"/>
      <text:p text:style-name="P105">Hier ist das Buch. Danke!</text:p>
      <text:p text:style-name="P105">&gt; Bitte!</text:p>
      <text:p text:style-name="P105"/>
      <text:p text:style-name="P105">Kannst du mir bitte das Buch geben?</text:p>
      <text:p text:style-name="P105">&gt; Bitte sch<text:span text:style-name="T40">ö</text:span>n!</text:p>
      <text:p text:style-name="P105"/>
      <text:p text:style-name="P105">Danke sch<text:span text:style-name="T40">ö</text:span>n!</text:p>
      <text:p text:style-name="P105">&gt; Bitte sch<text:span text:style-name="T40">ö</text:span>n!<text:tab/><text:tab/>&gt; Gern genchehen!<text:tab/> <text:s text:c="6"/>&gt; Nichts zu danken!</text:p>
      <text:p text:style-name="P105"/>
      <text:p text:style-name="P105">Ich habe einen Fehler germacht.<text:tab/><text:tab/><text:tab/>I made a mistake</text:p>
      <text:p text:style-name="P105">[ Iħx ħabe ajn-en <text:s/>fila <text:s/>gqe-maħt ]</text:p>
      <text:p text:style-name="P105"/>
      <text:p text:style-name="P105">&gt; tut mir laid!<text:tab/>&gt; Entschuldigung!</text:p>
      <text:p text:style-name="P105"/>
      <text:p text:style-name="P105">Fehler<text:tab/><text:tab/><text:tab/>mistake</text:p>
      <text:p text:style-name="P105">germacht<text:tab/><text:tab/>done / made</text:p>
      <text:p text:style-name="P105"/>
      <text:p text:style-name="P105">Fehler germacht<text:tab/>made mistakes.</text:p>
      <text:p text:style-name="P105">[ fila <text:s/>ger-maħt]</text:p>
      <text:p text:style-name="P106"><text:soft-page-break/><text:span text:style-name="T26">Entschuldigung</text:span>, können Sie mir bitte helfen?<text:tab/><text:tab/>Excuse me, can you please help me?</text:p>
      <text:p text:style-name="P107">[ en-xu-ligong <text:s/>kqen-nen <text:span text:style-name="T40"><text:s/>ż</text:span>i <text:s/>mia bitte <text:s/>ħelfin? ]</text:p>
      <text:p text:style-name="P84">_________________________________________________________________________________________________</text:p>
      <text:p text:style-name="P84"/>
      <text:p text:style-name="P84">&gt; <text:span text:style-name="T55">Guten Tag!<text:tab/></text:span></text:p>
      <text:p text:style-name="P84"><text:tab/><text:tab/><text:tab/><text:tab/><text:span text:style-name="T55">Hallo! Guten Tag! &lt;</text:span></text:p>
      <text:p text:style-name="P108"><text:tab/><text:tab/><text:tab/><text:tab/>Wie geht es Ihnen? </text:p>
      <text:p text:style-name="P108"><text:tab/><text:tab/><text:tab/><text:tab/>[ vi get is inen? ]</text:p>
      <text:p text:style-name="P108">&gt; Gut, danke. Und Ihnen?</text:p>
      <text:p text:style-name="P108"><text:tab/><text:tab/><text:tab/><text:tab/>Mir ghet es auch gut, danke. &lt;</text:p>
      <text:p text:style-name="P108"><text:tab/><text:tab/><text:tab/><text:tab/>[ mia get is awħ gut danke. ]</text:p>
      <text:p text:style-name="P108"><text:tab/><text:tab/><text:tab/><text:tab/>Wie heißen Sie?</text:p>
      <text:p text:style-name="P108">&gt; Mein Name ist Monika.</text:p>
      <text:p text:style-name="P108"><text:s text:c="3"/>Und wie heißen Sie?</text:p>
      <text:p text:style-name="P108"><text:tab/><text:tab/><text:tab/><text:tab/>Ich bin Peter &lt;</text:p>
      <text:p text:style-name="P108"><text:tab/><text:tab/><text:tab/><text:tab/>[ ixħ bin Peter ]</text:p>
      <text:p text:style-name="P108"/>
      <text:p text:style-name="P108"><text:tab/><text:tab/><text:tab/><text:tab/>Sie k<text:span text:style-name="T40">ö</text:span>nnen mich ruhig duzen!</text:p>
      <text:p text:style-name="P108"><text:tab/><text:tab/><text:tab/><text:tab/>[ <text:span text:style-name="T40">Ż</text:span>i kin-nen miħ rqoħ duzin! ]</text:p>
      <text:p text:style-name="P108"/>
      <text:p text:style-name="P108"><text:tab/><text:tab/><text:tab/><text:tab/>Woher kommen Sie?</text:p>
      <text:p text:style-name="P108"/>
      <text:p text:style-name="P108">&gt; Ich komme aus den Vereinigten Staaten</text:p>
      <text:p text:style-name="P108">[ iħx komme aws din Fer-aj-nig-ten <text:s/>Xtatin ]</text:p>
      <text:p text:style-name="P109">Und du?<text:tab/></text:p>
      <text:p text:style-name="P109"><text:tab/><text:tab/><text:tab/><text:tab/>Ich komme aus Deutschland &lt;</text:p>
      <text:p text:style-name="P109"><text:tab/><text:tab/><text:tab/><text:tab/></text:p>
      <text:p text:style-name="P109"><text:tab/><text:tab/><text:tab/><text:tab/>Entschuldigung, ich muss gehen &lt;</text:p>
      <text:p text:style-name="P109"><text:tab/><text:tab/><text:tab/><text:tab/>[ en-xul-li-gung, <text:s/>iħx mqus gen ]</text:p>
      <text:p text:style-name="P109"><text:tab/><text:tab/><text:tab/><text:tab/></text:p>
      <text:p text:style-name="P109"><text:tab/><text:tab/><text:tab/><text:tab/>Mein Bus kommt.</text:p>
      <text:p text:style-name="P109"><text:tab/><text:tab/><text:tab/><text:tab/>[ Majn bus komt ]</text:p>
      <text:p text:style-name="P109"/>
      <text:p text:style-name="P109">&gt; In Ordnung. Auf Wiedersehen!</text:p>
      <text:p text:style-name="P109">[ in ord-nung. <text:s/>Awf vidja-zen! ]</text:p>
      <text:p text:style-name="P109"/>
      <text:p text:style-name="P109"><text:tab/><text:tab/><text:tab/><text:tab/>Tsch<text:span text:style-name="T40">ü</text:span>ss! &lt;</text:p>
      <text:p text:style-name="P109"><text:tab/><text:tab/><text:tab/><text:tab/> <text:span text:style-name="T40">Ċ</text:span>quss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87">_________________________________________________________________________________________________</text:p>
      <text:p text:style-name="P87"/>
      <text:p text:style-name="P87"><text:soft-page-break/></text:p>
      <text:p text:style-name="P87">&gt; <text:span text:style-name="T63">Guten Tag!</text:span></text:p>
      <text:p text:style-name="P87"><text:tab/><text:tab/><text:tab/><text:tab/><text:tab/><text:span text:style-name="T63">Hallo! Guten Tag! &lt;</text:span></text:p>
      <text:p text:style-name="P87"/>
      <text:p text:style-name="P111">Wie geht es Ihnen?</text:p>
      <text:p text:style-name="P111">[ vi get is inen? ]</text:p>
      <text:p text:style-name="P111"/>
      <text:p text:style-name="P111"/>
      <text:p text:style-name="P111">&gt; Gut, danke. Und Ihnen?</text:p>
      <text:p text:style-name="P111"><text:tab/><text:tab/><text:tab/><text:tab/><text:tab/>Mia geht es auch gut, danke! &lt;</text:p>
      <text:p text:style-name="P111"><text:tab/><text:tab/><text:tab/><text:tab/><text:tab/>[ mia get is awħ gut danke! ]</text:p>
      <text:p text:style-name="P111"><text:tab/><text:tab/><text:tab/><text:tab/><text:tab/>I'm doing well thank you!</text:p>
      <text:p text:style-name="P111"/>
      <text:p text:style-name="P111"><text:tab/><text:tab/><text:tab/><text:tab/><text:tab/>Wie heißen Sie? &lt;</text:p>
      <text:p text:style-name="P111"/>
      <text:p text:style-name="P111">&gt; Mein Name ist Monika.</text:p>
      <text:p text:style-name="P111"><text:s text:c="3"/>Un<text:span text:style-name="T65">d</text:span> wie heißen Sie?</text:p>
      <text:p text:style-name="P111"/>
      <text:p text:style-name="P111"><text:tab/><text:tab/><text:tab/><text:tab/><text:tab/><text:span text:style-name="T64">Ich bin Peter &lt;</text:span></text:p>
      <text:p text:style-name="P111"><text:tab/><text:tab/><text:tab/><text:tab/><text:tab/><text:span text:style-name="T64">[ ixħ bin Peter ]</text:span></text:p>
      <text:p text:style-name="P111"/>
      <text:p text:style-name="P112"><text:tab/><text:tab/><text:tab/><text:tab/><text:tab/><text:span text:style-name="T64">Sie k</text:span><text:span text:style-name="T40">ö</text:span><text:span text:style-name="T64">nnen mich ruhig duzen &lt;</text:span></text:p>
      <text:p text:style-name="P112"><text:tab/><text:tab/><text:tab/><text:tab/><text:tab/><text:span text:style-name="T64">[ </text:span><text:span text:style-name="T40">Ż</text:span><text:span text:style-name="T64">i <text:s/>kqin-nen <text:s/>miħ rojħ duzin <text:s/>]</text:span></text:p>
      <text:p text:style-name="P112"/>
      <text:p text:style-name="P112"><text:tab/><text:tab/><text:tab/><text:tab/><text:tab/><text:span text:style-name="T64">Woher kommen Sie? &lt;</text:span></text:p>
      <text:p text:style-name="P112"/>
      <text:p text:style-name="P113">Ich komme aus den Vereingten Staaten.</text:p>
      <text:p text:style-name="P113">[iħx komme aus din der-aj-nig-tin xtatin.]</text:p>
      <text:p text:style-name="P113">I'm from the United States</text:p>
      <text:p text:style-name="P113"/>
      <text:p text:style-name="P113">Und du?</text:p>
      <text:p text:style-name="P113"/>
      <text:p text:style-name="P113"><text:tab/><text:tab/><text:tab/><text:tab/><text:tab/>Ich komme aus Deutschland &lt;</text:p>
      <text:p text:style-name="P113"/>
      <text:p text:style-name="P113"><text:tab/><text:tab/><text:tab/><text:tab/><text:tab/>Entschuldigung, ich muss gehen.</text:p>
      <text:p text:style-name="P113"><text:tab/><text:tab/><text:tab/><text:tab/><text:tab/>[ Entschuldigung, ich mus gehen ].</text:p>
      <text:p text:style-name="P113"><text:tab/><text:tab/><text:tab/><text:tab/><text:tab/>Sorry i have to go.</text:p>
      <text:p text:style-name="P113"/>
      <text:p text:style-name="P113"><text:tab/><text:tab/><text:tab/><text:tab/><text:tab/>Mein Bus kommt.</text:p>
      <text:p text:style-name="P113"><text:tab/><text:tab/><text:tab/><text:tab/><text:tab/>[ Majn Bus komt ].</text:p>
      <text:p text:style-name="P113"/>
      <text:p text:style-name="P113">In Ordnung. Auf Wiedersehen!<text:tab/></text:p>
      <text:p text:style-name="P113">[ in <text:s/>ord-nung <text:s/>awf <text:s text:c="2"/>Vidja-zen! ]</text:p>
      <text:p text:style-name="P113">In order. Good bye!</text:p>
      <text:p text:style-name="P113"/>
      <text:p text:style-name="P113"><text:tab/><text:tab/><text:tab/><text:tab/><text:tab/>Tsch<text:span text:style-name="T40">ü</text:span>ss! &lt;</text:p>
      <text:p text:style-name="P113"><text:tab/><text:tab/><text:tab/><text:tab/><text:tab/> <text:span text:style-name="T40">ċ</text:span>quss</text:p>
      <text:p text:style-name="P117"><text:soft-page-break/></text:p>
      <text:p text:style-name="P141">Imagine Thorsten and Ines talking. They just met.</text:p>
      <text:p text:style-name="P141"/>
      <text:h text:style-name="P118" text:outline-level="4">Questions for this assignment</text:h>
      <text:p text:style-name="P119"/>
      <text:p text:style-name="P120">⦁ they greet each other</text:p>
      <text:p text:style-name="P121">⦁ ask each other about their names</text:p>
      <text:p text:style-name="P122">⦁ ask each other where they are from and answer the question</text:p>
      <text:p text:style-name="P115">⦁ ask how's it going and answer </text:p>
      <text:p text:style-name="P123">⦁ they first start talking formally (Sie), but then continue informally (du)</text:p>
      <text:p text:style-name="P124">⦁ in the end, they say goodbye</text:p>
      <text:p text:style-name="P121"/>
      <text:p text:style-name="P132">&gt; Hallo</text:p>
      <text:p text:style-name="P132"><text:tab/>Hallo guten Tag &lt;</text:p>
      <text:p text:style-name="P132"><text:tab/>Wie heißen Sie?</text:p>
      <text:p text:style-name="P132"/>
      <text:p text:style-name="P132">&gt; Ich heiße Ines, und wie heißen Sie?</text:p>
      <text:p text:style-name="P132"/>
      <text:p text:style-name="P132"><text:tab/><text:span text:style-name="T65">Mein Name ist Thorsten &lt;</text:span></text:p>
      <text:p text:style-name="P133"><text:tab/><text:span text:style-name="T65">Woher kommen Sie?</text:span></text:p>
      <text:p text:style-name="P133"/>
      <text:p text:style-name="P134">&gt; Ich komme aus Malta, <text:span text:style-name="T66">u</text:span><text:span text:style-name="T63">nd Ihnen</text:span><text:span text:style-name="T65">?</text:span></text:p>
      <text:p text:style-name="P134"/>
      <text:p text:style-name="P134"><text:tab/><text:span text:style-name="T67">Ich komme aus Deutschland &lt;</text:span></text:p>
      <text:p text:style-name="P134"/>
      <text:p text:style-name="P127">&gt; Wie <text:span text:style-name="T68">geht es Ihnen</text:span>?</text:p>
      <text:p text:style-name="P127"><text:tab/>Gut danke, und Ihnen? &lt; </text:p>
      <text:p text:style-name="P127">Mir ghet es auch gut, danke.</text:p>
      <text:p text:style-name="P127"/>
      <text:p text:style-name="P126">&gt; Sie können mich <text:span text:style-name="T69">r</text:span>uhig duzen!</text:p>
      <text:p text:style-name="P126"/>
      <text:p text:style-name="P126"><text:tab/>Ja, gerne! Du kannst mich auch duzen. &lt;</text:p>
      <text:p text:style-name="P125"><text:bookmark text:name="tw-target-text7"/><text:tab/><text:span text:style-name="T70">(</text:span>Yes gladly! You can call <text:span text:style-name="T70">also call me informally)</text:span></text:p>
      <text:p text:style-name="P125"><text:tab/><text:span text:style-name="T70">[ja, gerna! Du kanst miħ awħ duzen]</text:span></text:p>
      <text:p text:style-name="P125"/>
      <text:p text:style-name="P125">&gt; Ich <text:span text:style-name="T70">muss</text:span> gehen, es war schön, dich kennenzulernen.</text:p>
      <text:p text:style-name="P129"><text:span text:style-name="T71">[ </text:span>Iħx mus gen, es wa xqn, <text:s/>dih <text:s/>kennen-zul-enamen <text:span text:style-name="T71">]</text:span> </text:p>
      <text:p text:style-name="P129"><text:span text:style-name="T71">(</text:span>I have to go, it was nice meeting you.<text:span text:style-name="T71">)</text:span></text:p>
      <text:p text:style-name="P129"/>
      <text:p text:style-name="P129"><text:tab/></text:p>
      <text:p text:style-name="P128"><text:tab/>Danke, gleichfalls! Tschüss! &lt;</text:p>
      <text:p text:style-name="P131"><text:tab/>(Thank you likewise! Bye!)</text:p>
      <text:p text:style-name="P131"><text:tab/>[danka <text:s text:c="2"/>glaj-fals <text:s/>cqus]</text:p>
      <text:p text:style-name="P145"/>
      <text:p text:style-name="P128"/>
      <text:p text:style-name="P125"/>
      <text:p text:style-name="P130"/>
      <text:p text:style-name="P127"/>
      <text:p text:style-name="P135">_________________________________________________________________________________________________</text:p>
      <text:p text:style-name="P127"/>
      <text:p text:style-name="P127"><text:tab/></text:p>
      <text:p text:style-name="P127"><text:tab/></text:p>
      <text:p text:style-name="P134"><text:soft-page-break/></text:p>
      <text:p text:style-name="P136">Woher kommst du?</text:p>
      <text:p text:style-name="P136"/>
      <text:p text:style-name="P136">Ich komme aus Kroatien. </text:p>
      <text:p text:style-name="P136">[ iħx komme aws Krowatzjin ]</text:p>
      <text:p text:style-name="P136"/>
      <text:p text:style-name="P136">Und du? Woher kommst du?</text:p>
      <text:p text:style-name="P136"/>
      <text:p text:style-name="P136">Ich komme aus Deutschland.</text:p>
      <text:p text:style-name="P136"/>
      <text:p text:style-name="P136">Ich komme aus England</text:p>
      <text:p text:style-name="P136">[ iħx komme aws Englend ]</text:p>
      <text:p text:style-name="P136"/>
      <text:p text:style-name="P136">Ich komme aus China.</text:p>
      <text:p text:style-name="P136">[ iħx komme aws <text:span text:style-name="T72">Xina</text:span> ]</text:p>
      <text:p text:style-name="P136"/>
      <text:p text:style-name="P137">Ich komme aus den Vereingten Staaten.</text:p>
      <text:p text:style-name="P137">[ iħx komme aws <text:span text:style-name="T72">din ferajnigten Xtaten</text:span> ]</text:p>
      <text:p text:style-name="P137"/>
      <text:p text:style-name="P137">Ich komme aus <text:span text:style-name="T72">der</text:span> Vereingten Türkei.</text:p>
      <text:p text:style-name="P137">[ iħx komme aws <text:span text:style-name="T72">der Turkaj</text:span> ]</text:p>
      <text:p text:style-name="P137"/>
      <text:p text:style-name="P137">Ich komme aus den Niederlanden.</text:p>
      <text:p text:style-name="P137">[ iħx komme aws <text:span text:style-name="T72">din Niderlanden</text:span> ]</text:p>
      <text:p text:style-name="P137"/>
      <text:p text:style-name="P137"><text:span text:style-name="T72">I</text:span>ch komme aus der Schweiz</text:p>
      <text:p text:style-name="P137">[ iħx komme aws <text:span text:style-name="T72">der Xwajtz </text:span>]</text:p>
      <text:p text:style-name="P136"/>
      <text:p text:style-name="P138"/>
      <text:p text:style-name="P138">Ich komme aus den Arabischen Emiraten</text:p>
      <text:p text:style-name="P138">[ iħx komme aws <text:span text:style-name="T72">din </text:span><text:span text:style-name="T73">Arabixin Ereratin</text:span> ]</text:p>
      <text:p text:style-name="P136"/>
      <text:p text:style-name="P116"/>
      <text:p text:style-name="P114"/>
      <text:p text:style-name="P116"/>
      <text:p text:style-name="P114"/>
      <text:p text:style-name="P116"/>
      <text:p text:style-name="P114"/>
      <text:p text:style-name="P116"/>
      <text:p text:style-name="P114"/>
      <text:p text:style-name="P84"/>
      <text:p text:style-name="P84"/>
      <text:p text:style-name="P86">_________________________________________________________________________________________________</text:p>
      <text:p text:style-name="P61"><text:span text:style-name="T34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1-10T20:46:27.725508506</dc:date>
    <meta:editing-duration>PT12H30M37S</meta:editing-duration>
    <meta:editing-cycles>71</meta:editing-cycles>
    <meta:generator>LibreOffice/7.3.7.2$Linux_X86_64 LibreOffice_project/30$Build-2</meta:generator>
    <meta:document-statistic meta:table-count="0" meta:image-count="0" meta:object-count="0" meta:page-count="17" meta:paragraph-count="445" meta:word-count="2752" meta:character-count="15568" meta:non-whitespace-character-count="11970"/>
  </office:meta>
</office:document-meta>
</file>